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" svg:font-family="Interstate-Light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884cm"/>
    </style:style>
    <style:style style:name="ro1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1.191cm" fo:break-before="auto" style:use-optimal-row-height="true"/>
    </style:style>
    <style:style style:name="ro4" style:family="table-row">
      <style:table-row-properties style:row-height="0.794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ext-properties style:text-position=""/>
    </style:style>
    <style:style style:name="ce11" style:family="table-cell" style:parent-style-name="Default" style:data-style-name="N11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position="" style:font-name="Interstate-Light" fo:font-size="8pt" style:font-name-asian="Interstate-Light" style:font-size-asian="8pt" style:font-name-complex="Interstate-Light" style:font-size-complex="8pt"/>
    </style:style>
    <style:style style:name="ce12" style:family="table-cell" style:parent-style-name="Default" style:data-style-name="N10104">
      <style:text-properties style:text-position=""/>
    </style:style>
    <style:style style:name="ce2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text-position="" style:font-name="Interstate-Light" fo:font-size="8pt" style:font-name-asian="Interstate-Light" style:font-size-asian="8pt" style:font-name-complex="Interstate-Light" style:font-size-complex="8pt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position="" style:font-name="Interstate-Light" fo:font-size="8pt" style:font-name-asian="Interstate-Light" style:font-size-asian="8pt" style:font-name-complex="Interstate-Light" style:font-size-complex="8pt"/>
    </style:style>
    <style:style style:name="ce9" style:family="table-cell" style:parent-style-name="Default" style:data-style-name="N1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position="" style:font-name="Interstate-Light" fo:font-size="8pt" style:font-name-asian="Interstate-Light" style:font-size-asian="8pt" style:font-name-complex="Interstate-Light" style:font-size-complex="8pt"/>
    </style:style>
    <style:style style:name="ce14" style:family="table-cell" style:parent-style-name="Default" style:data-style-name="N0">
      <style:table-cell-properties fo:background-color="#ffff00"/>
      <style:text-properties style:text-position=""/>
    </style:style>
    <style:style style:name="ce16" style:family="table-cell" style:parent-style-name="Default" style:data-style-name="N30">
      <style:text-properties style:text-position=""/>
    </style:style>
    <style:style style:name="ce15" style:family="table-cell" style:parent-style-name="Default" style:data-style-name="N0"/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Interstate-Light" fo:font-size="8pt" style:font-name-asian="Interstate-Light" style:font-size-asian="8pt" style:font-name-complex="Interstate-Light" style:font-size-complex="8pt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Interstate-Light" fo:font-size="10pt" fo:font-weight="bold" style:font-name-asian="Interstate-Light" style:font-size-asian="10pt" style:font-weight-asian="bold" style:font-name-complex="Interstate-Light" style:font-size-complex="10pt" style:font-weight-complex="bold"/>
    </style:style>
    <style:style style:name="ce20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start" fo:margin-left="0cm"/>
      <style:text-properties style:font-name="Interstate-Light" fo:font-size="8pt" style:font-name-asian="Interstate-Light" style:font-size-asian="8pt" style:font-name-complex="Interstate-Light" style:font-size-complex="8pt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Interstate-Light" fo:font-size="8pt" fo:font-weight="bold" style:font-name-asian="Interstate-Light" style:font-size-asian="8pt" style:font-weight-asian="bold" style:font-name-complex="Interstate-Light" style:font-size-complex="8pt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Interstate-Light" fo:font-size="8pt" style:font-name-asian="Interstate-Light" style:font-size-asian="8pt" style:font-name-complex="Interstate-Light" style:font-size-complex="8pt"/>
    </style:style>
    <style:style style:name="ce23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Interstate-Light" fo:font-size="8pt" style:font-name-asian="Interstate-Light" style:font-size-asian="8pt" style:font-name-complex="Interstate-Light" style:font-size-complex="8pt"/>
    </style:style>
    <style:style style:name="ce24" style:family="table-cell" style:parent-style-name="Default" style:data-style-name="N1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Interstate-Light" fo:font-size="8pt" style:font-name-asian="Interstate-Light" style:font-size-asian="8pt" style:font-name-complex="Interstate-Light" style:font-size-complex="8pt"/>
    </style:style>
    <style:style style:name="ce25" style:family="table-cell" style:parent-style-name="Default" style:data-style-name="N1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Interstate-Light" fo:font-size="8pt" style:font-name-asian="Interstate-Light" style:font-size-asian="8pt" style:font-name-complex="Interstate-Light" style:font-size-complex="8pt"/>
    </style:style>
    <style:style style:name="ce26" style:family="table-cell" style:parent-style-name="Default" style:data-style-name="N11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Interstate-Light" fo:font-size="8pt" style:font-name-asian="Interstate-Light" style:font-size-asian="8pt" style:font-name-complex="Interstate-Light" style:font-size-complex="8pt"/>
    </style:style>
    <style:style style:name="ce27" style:family="table-cell" style:parent-style-name="Default" style:data-style-name="N10104"/>
    <style:style style:name="ce28" style:family="table-cell" style:parent-style-name="Default" style:data-style-name="N110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Interstate-Light" fo:font-size="8pt" style:font-name-asian="Interstate-Light" style:font-size-asian="8pt" style:font-name-complex="Interstate-Light" style:font-size-complex="8pt"/>
    </style:style>
    <style:style style:name="ce29" style:family="table-cell" style:parent-style-name="Default" style:data-style-name="N0">
      <style:table-cell-properties fo:background-color="#ffff00"/>
    </style:style>
    <style:style style:name="ce30" style:family="table-cell" style:parent-style-name="Default" style:data-style-name="N10111"/>
    <style:style style:name="ce31" style:family="table-cell" style:parent-style-name="Default" style:data-style-name="N30"/>
  </office:automatic-styles>
  <office:body>
    <office:spreadsheet>
      <table:calculation-settings table:automatic-find-labels="false" table:use-regular-expressions="false"/>
      <table:table table:name="Kit_Replacement" table:style-name="ta1">
        <table:table-column table:style-name="co1" table:number-columns-repeated="6" table:default-cell-style-name="ce15"/>
        <table:table-column table:style-name="co1" table:default-cell-style-name="ce27"/>
        <table:table-column table:style-name="co1" table:number-columns-repeated="3" table:default-cell-style-name="ce15"/>
        <table:table-column table:style-name="co2" table:number-columns-repeated="1014" table:default-cell-style-name="ce15"/>
        <table:table-row table:style-name="ro7">
          <table:table-cell office:value-type="string" calcext:value-type="string">
            <text:p>Climbing Equiptment Order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7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Barcode</text:p>
          </table:table-cell>
          <table:table-cell office:value-type="string" calcext:value-type="string">
            <text:p>Cost Price</text:p>
          </table:table-cell>
          <table:table-cell office:value-type="string" calcext:value-type="string">
            <text:p>RRP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Q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18" office:value-type="string" calcext:value-type="string">
            <text:p>Nylon Variable Width QD Sling 12cm</text:p>
          </table:table-cell>
          <table:table-cell table:style-name="ce22" office:value-type="string" calcext:value-type="string">
            <text:p>MA16VW12AS</text:p>
          </table:table-cell>
          <table:table-cell table:style-name="ce24" office:value-type="string" calcext:value-type="string">
            <text:p>5031290201889</text:p>
          </table:table-cell>
          <table:table-cell table:style-name="ce26" office:value-type="currency" office:currency="GBP" office:value="2.5" calcext:value-type="currency">
            <text:p>£2.50</text:p>
          </table:table-cell>
          <table:table-cell table:style-name="ce26" office:value-type="currency" office:currency="GBP" office:value="4.5" calcext:value-type="currency">
            <text:p>£4.50</text:p>
          </table:table-cell>
          <table:table-cell office:value-type="float" office:value="16" calcext:value-type="float">
            <text:p>16</text:p>
          </table:table-cell>
          <table:table-cell table:formula="of:=[.D5]*[.F5]" office:value-type="currency" office:currency="GBP" office:value="40" calcext:value-type="currency">
            <text:p>£40.00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Nylon Variable Width QD Sling 18cm</text:p>
          </table:table-cell>
          <table:table-cell table:style-name="ce22" office:value-type="string" calcext:value-type="string">
            <text:p>MA16VW18AS</text:p>
          </table:table-cell>
          <table:table-cell table:style-name="ce24" office:value-type="string" calcext:value-type="string">
            <text:p>5031290201896</text:p>
          </table:table-cell>
          <table:table-cell table:style-name="ce26" office:value-type="currency" office:currency="GBP" office:value="2.78" calcext:value-type="currency">
            <text:p>£2.78</text:p>
          </table:table-cell>
          <table:table-cell table:style-name="ce26" office:value-type="currency" office:currency="GBP" office:value="5" calcext:value-type="currency">
            <text:p>£5.00</text:p>
          </table:table-cell>
          <table:table-cell office:value-type="float" office:value="4" calcext:value-type="float">
            <text:p>4</text:p>
          </table:table-cell>
          <table:table-cell table:formula="of:=[.D6]*[.F6]" office:value-type="currency" office:currency="GBP" office:value="11.12" calcext:value-type="currency">
            <text:p>£11.12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Dyneema Sling 11mm x 12cm + Retainer</text:p>
          </table:table-cell>
          <table:table-cell table:style-name="ce22" office:value-type="string" calcext:value-type="string">
            <text:p>SP1112AS</text:p>
          </table:table-cell>
          <table:table-cell table:style-name="ce24" office:value-type="string" calcext:value-type="string">
            <text:p>5031290194020</text:p>
          </table:table-cell>
          <table:table-cell table:style-name="ce26" office:value-type="currency" office:currency="GBP" office:value="2.08" calcext:value-type="currency">
            <text:p>£2.08</text:p>
          </table:table-cell>
          <table:table-cell table:style-name="ce26" office:value-type="currency" office:currency="GBP" office:value="3.75" calcext:value-type="currency">
            <text:p>£3.75</text:p>
          </table:table-cell>
          <table:table-cell office:value-type="float" office:value="4" calcext:value-type="float">
            <text:p>4</text:p>
          </table:table-cell>
          <table:table-cell table:formula="of:=[.D7]*[.F7]" office:value-type="currency" office:currency="GBP" office:value="8.32" calcext:value-type="currency">
            <text:p>£8.32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Dyneema Sling 11mm x 18cm + Retainer</text:p>
          </table:table-cell>
          <table:table-cell table:style-name="ce22" office:value-type="string" calcext:value-type="string">
            <text:p>SP1118AS</text:p>
          </table:table-cell>
          <table:table-cell table:style-name="ce24" office:value-type="string" calcext:value-type="string">
            <text:p>5031290194037</text:p>
          </table:table-cell>
          <table:table-cell table:style-name="ce26" office:value-type="currency" office:currency="GBP" office:value="2.36" calcext:value-type="currency">
            <text:p>£2.36</text:p>
          </table:table-cell>
          <table:table-cell table:style-name="ce26" office:value-type="currency" office:currency="GBP" office:value="4.25" calcext:value-type="currency">
            <text:p>£4.25</text:p>
          </table:table-cell>
          <table:table-cell office:value-type="float" office:value="32" calcext:value-type="float">
            <text:p>32</text:p>
          </table:table-cell>
          <table:table-cell table:formula="of:=[.D8]*[.F8]" office:value-type="currency" office:currency="GBP" office:value="75.52" calcext:value-type="currency">
            <text:p>£75.52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Dyneema Sling 11mm x 25cm + Retainer</text:p>
          </table:table-cell>
          <table:table-cell table:style-name="ce22" office:value-type="string" calcext:value-type="string">
            <text:p>SP1125AS</text:p>
          </table:table-cell>
          <table:table-cell table:style-name="ce24" office:value-type="string" calcext:value-type="string">
            <text:p>5031290194051</text:p>
          </table:table-cell>
          <table:table-cell table:style-name="ce26" office:value-type="currency" office:currency="GBP" office:value="2.64" calcext:value-type="currency">
            <text:p>£2.64</text:p>
          </table:table-cell>
          <table:table-cell table:style-name="ce26" office:value-type="currency" office:currency="GBP" office:value="4.75" calcext:value-type="currency">
            <text:p>£4.75</text:p>
          </table:table-cell>
          <table:table-cell office:value-type="float" office:value="32" calcext:value-type="float">
            <text:p>32</text:p>
          </table:table-cell>
          <table:table-cell table:formula="of:=[.D9]*[.F9]" office:value-type="currency" office:currency="GBP" office:value="84.48" calcext:value-type="currency">
            <text:p>£84.48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Dyneema Sling 8mm x 60cm - Open</text:p>
          </table:table-cell>
          <table:table-cell table:style-name="ce22" office:value-type="string" calcext:value-type="string">
            <text:p>SP0860</text:p>
          </table:table-cell>
          <table:table-cell table:style-name="ce24" office:value-type="string" calcext:value-type="string">
            <text:p>5031290198134</text:p>
          </table:table-cell>
          <table:table-cell table:style-name="ce26" office:value-type="currency" office:currency="GBP" office:value="3.61" calcext:value-type="currency">
            <text:p>£3.61</text:p>
          </table:table-cell>
          <table:table-cell table:style-name="ce26" office:value-type="currency" office:currency="GBP" office:value="6.5" calcext:value-type="currency">
            <text:p>£6.50</text:p>
          </table:table-cell>
          <table:table-cell office:value-type="float" office:value="8" calcext:value-type="float">
            <text:p>8</text:p>
          </table:table-cell>
          <table:table-cell table:formula="of:=[.D10]*[.F10]" office:value-type="currency" office:currency="GBP" office:value="28.88" calcext:value-type="currency">
            <text:p>£28.88</text:p>
          </table:table-cell>
          <table:table-cell/>
          <table:table-cell table:style-name="ce30" table:formula="of:=[.G5]+[.G6]+[.G7]+[.G8]+[.G9]+[.G10]" office:value-type="currency" office:currency="GBP" office:value="248.32" calcext:value-type="currency">
            <text:p>£248.32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2"/>
          <table:table-cell table:style-name="ce24"/>
          <table:table-cell table:style-name="ce26" table:number-columns-repeated="2"/>
          <table:table-cell table:number-columns-repeated="1019"/>
        </table:table-row>
        <table:table-row table:style-name="ro1">
          <table:table-cell table:style-name="ce19" office:value-type="string" calcext:value-type="string">
            <text:p>Slings</text:p>
          </table:table-cell>
          <table:table-cell table:style-name="ce22"/>
          <table:table-cell table:style-name="ce24"/>
          <table:table-cell table:style-name="ce2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18" office:value-type="string" calcext:value-type="string">
            <text:p>Dyneema Sling 8mm x 60cm - Open</text:p>
          </table:table-cell>
          <table:table-cell table:style-name="ce22" office:value-type="string" calcext:value-type="string">
            <text:p>SP0860</text:p>
          </table:table-cell>
          <table:table-cell table:style-name="ce24" office:value-type="string" calcext:value-type="string">
            <text:p>5031290198134</text:p>
          </table:table-cell>
          <table:table-cell table:style-name="ce26" office:value-type="currency" office:currency="GBP" office:value="3.61" calcext:value-type="currency">
            <text:p>£3.61</text:p>
          </table:table-cell>
          <table:table-cell table:style-name="ce26" office:value-type="currency" office:currency="GBP" office:value="6.5" calcext:value-type="currency">
            <text:p>£6.50</text:p>
          </table:table-cell>
          <table:table-cell office:value-type="float" office:value="14" calcext:value-type="float">
            <text:p>14</text:p>
          </table:table-cell>
          <table:table-cell table:formula="of:=[.D14]*[.F14]" office:value-type="currency" office:currency="GBP" office:value="50.54" calcext:value-type="currency">
            <text:p>£50.54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Dyneema Sling 8mm x 120cm - Open</text:p>
          </table:table-cell>
          <table:table-cell table:style-name="ce22" office:value-type="string" calcext:value-type="string">
            <text:p>SP08120</text:p>
          </table:table-cell>
          <table:table-cell table:style-name="ce24" office:value-type="string" calcext:value-type="string">
            <text:p>5031290198875</text:p>
          </table:table-cell>
          <table:table-cell table:style-name="ce26" office:value-type="currency" office:currency="GBP" office:value="6.39" calcext:value-type="currency">
            <text:p>£6.39</text:p>
          </table:table-cell>
          <table:table-cell table:style-name="ce26" office:value-type="currency" office:currency="GBP" office:value="11.5" calcext:value-type="currency">
            <text:p>£11.50</text:p>
          </table:table-cell>
          <table:table-cell office:value-type="float" office:value="12" calcext:value-type="float">
            <text:p>12</text:p>
          </table:table-cell>
          <table:table-cell table:formula="of:=[.D15]*[.F15]" office:value-type="currency" office:currency="GBP" office:value="76.68" calcext:value-type="currency">
            <text:p>£76.68</text:p>
          </table:table-cell>
          <table:table-cell/>
          <table:table-cell table:style-name="ce30" table:formula="of:=[.G14]+[.G15]+[.G16]+[.G17]" office:value-type="currency" office:currency="GBP" office:value="188.32" calcext:value-type="currency">
            <text:p>£188.32</text:p>
          </table:table-cell>
          <table:table-cell table:number-columns-repeated="1015"/>
        </table:table-row>
        <table:table-row table:style-name="ro3">
          <table:table-cell table:style-name="ce18" office:value-type="string" calcext:value-type="string">
            <text:p>Dyneema Sling 8mm x 240cm - Open</text:p>
          </table:table-cell>
          <table:table-cell table:style-name="ce22" office:value-type="string" calcext:value-type="string">
            <text:p>SP08240</text:p>
          </table:table-cell>
          <table:table-cell table:style-name="ce24" office:value-type="string" calcext:value-type="string">
            <text:p>5031290198882</text:p>
          </table:table-cell>
          <table:table-cell table:style-name="ce26" office:value-type="currency" office:currency="GBP" office:value="9.44" calcext:value-type="currency">
            <text:p>£9.44</text:p>
          </table:table-cell>
          <table:table-cell table:style-name="ce26" office:value-type="currency" office:currency="GBP" office:value="17" calcext:value-type="currency">
            <text:p>£17.00</text:p>
          </table:table-cell>
          <table:table-cell office:value-type="float" office:value="4" calcext:value-type="float">
            <text:p>4</text:p>
          </table:table-cell>
          <table:table-cell table:formula="of:=[.D16]*[.F16]" office:value-type="currency" office:currency="GBP" office:value="37.76" calcext:value-type="currency">
            <text:p>£37.76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Dyneema Sling 8mm x 400cm - Open</text:p>
          </table:table-cell>
          <table:table-cell table:style-name="ce22" office:value-type="string" calcext:value-type="string">
            <text:p>SP08400</text:p>
          </table:table-cell>
          <table:table-cell table:style-name="ce24" office:value-type="string" calcext:value-type="string">
            <text:p>5031290199209</text:p>
          </table:table-cell>
          <table:table-cell table:style-name="ce26" office:value-type="currency" office:currency="GBP" office:value="11.67" calcext:value-type="currency">
            <text:p>£11.67</text:p>
          </table:table-cell>
          <table:table-cell table:style-name="ce26" office:value-type="currency" office:currency="GBP" office:value="21" calcext:value-type="currency">
            <text:p>£21.00</text:p>
          </table:table-cell>
          <table:table-cell office:value-type="float" office:value="2" calcext:value-type="float">
            <text:p>2</text:p>
          </table:table-cell>
          <table:table-cell table:formula="of:=[.D17]*[.F17]" office:value-type="currency" office:currency="GBP" office:value="23.34" calcext:value-type="currency">
            <text:p>£23.3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D18]*[.F18]" office:value-type="currency" office:currency="GBP" office:value="0" calcext:value-type="currency">
            <text:p>£0.00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Re-taped (Requires sending our kit back to DMM)</text:p>
          </table:table-cell>
          <table:table-cell table:number-columns-repeated="5"/>
          <table:table-cell table:formula="of:=[.D19]*[.F19]" office:value-type="currency" office:currency="GBP" office:value="0" calcext:value-type="currency">
            <text:p>£0.0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D20]*[.F20]" office:value-type="currency" office:currency="GBP" office:value="0" calcext:value-type="currency">
            <text:p>£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x</text:p>
          </table:table-cell>
          <table:table-cell table:number-columns-repeated="2"/>
          <table:table-cell table:style-name="ce27" office:value-type="currency" office:currency="GBP" office:value="4.5" calcext:value-type="currency">
            <text:p>£4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1]*[.F21]" office:value-type="currency" office:currency="GBP" office:value="27" calcext:value-type="currency">
            <text:p>£2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</text:p>
          </table:table-cell>
          <table:table-cell table:number-columns-repeated="2"/>
          <table:table-cell table:style-name="ce27" office:value-type="currency" office:currency="GBP" office:value="4.5" calcext:value-type="currency">
            <text:p>£4.5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D22]*[.F22]" office:value-type="currency" office:currency="GBP" office:value="58.5" calcext:value-type="currency">
            <text:p>£58.50</text:p>
          </table:table-cell>
          <table:table-cell/>
          <table:table-cell table:style-name="ce30" table:formula="of:=[.G21]+[.G22]" office:value-type="currency" office:currency="GBP" office:value="85.5" calcext:value-type="currency">
            <text:p>£85.5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D23]*[.F23]" office:value-type="currency" office:currency="GBP" office:value="0" calcext:value-type="currency">
            <text:p>£0.00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Loss Replacements</text:p>
          </table:table-cell>
          <table:table-cell table:number-columns-repeated="5"/>
          <table:table-cell table:formula="of:=[.D24]*[.F24]" office:value-type="currency" office:currency="GBP" office:value="0" calcext:value-type="currency">
            <text:p>£0.0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D25]*[.F25]" office:value-type="currency" office:currency="GBP" office:value="0" calcext:value-type="currency">
            <text:p>£0.00</text:p>
          </table:table-cell>
          <table:table-cell table:number-columns-repeated="1017"/>
        </table:table-row>
        <table:table-row table:style-name="ro4">
          <table:table-cell table:style-name="ce18" office:value-type="string" calcext:value-type="string">
            <text:p>Shadow Straight</text:p>
          </table:table-cell>
          <table:table-cell table:style-name="ce22" office:value-type="string" calcext:value-type="string">
            <text:p>A301</text:p>
          </table:table-cell>
          <table:table-cell table:style-name="ce24" office:value-type="string" calcext:value-type="string">
            <text:p>5031290194297</text:p>
          </table:table-cell>
          <table:table-cell table:style-name="ce26" office:value-type="currency" office:currency="GBP" office:value="5" calcext:value-type="currency">
            <text:p>£5.00</text:p>
          </table:table-cell>
          <table:table-cell table:style-name="ce26" office:value-type="currency" office:currency="GBP" office:value="9" calcext:value-type="currency">
            <text:p>£9.00</text:p>
          </table:table-cell>
          <table:table-cell office:value-type="float" office:value="1" calcext:value-type="float">
            <text:p>1</text:p>
          </table:table-cell>
          <table:table-cell table:formula="of:=[.D26]*[.F26]" office:value-type="currency" office:currency="GBP" office:value="5" calcext:value-type="currency">
            <text:p>£5.00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hadow Bent</text:p>
          </table:table-cell>
          <table:table-cell table:style-name="ce22" office:value-type="string" calcext:value-type="string">
            <text:p>A306</text:p>
          </table:table-cell>
          <table:table-cell table:style-name="ce24" office:value-type="string" calcext:value-type="string">
            <text:p>5031290194235</text:p>
          </table:table-cell>
          <table:table-cell table:style-name="ce26" office:value-type="currency" office:currency="GBP" office:value="5" calcext:value-type="currency">
            <text:p>£5.00</text:p>
          </table:table-cell>
          <table:table-cell table:style-name="ce26" office:value-type="currency" office:currency="GBP" office:value="9" calcext:value-type="currency">
            <text:p>£9.00</text:p>
          </table:table-cell>
          <table:table-cell office:value-type="float" office:value="1" calcext:value-type="float">
            <text:p>1</text:p>
          </table:table-cell>
          <table:table-cell table:formula="of:=[.D27]*[.F27]" office:value-type="currency" office:currency="GBP" office:value="5" calcext:value-type="currency">
            <text:p>£5.00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Boa HMS Screwgate - Colour 3 Pack</text:p>
          </table:table-cell>
          <table:table-cell table:style-name="ce22" office:value-type="string" calcext:value-type="string">
            <text:p>A892-P3</text:p>
          </table:table-cell>
          <table:table-cell table:style-name="ce24" office:value-type="string" calcext:value-type="string">
            <text:p>5031290202718</text:p>
          </table:table-cell>
          <table:table-cell table:style-name="ce26" office:value-type="currency" office:currency="GBP" office:value="20.28" calcext:value-type="currency">
            <text:p>£20.28</text:p>
          </table:table-cell>
          <table:table-cell table:style-name="ce26" office:value-type="currency" office:currency="GBP" office:value="36.5" calcext:value-type="currency">
            <text:p>£36.50</text:p>
          </table:table-cell>
          <table:table-cell office:value-type="float" office:value="1" calcext:value-type="float">
            <text:p>1</text:p>
          </table:table-cell>
          <table:table-cell table:formula="of:=[.D28]*[.F28]" office:value-type="currency" office:currency="GBP" office:value="20.28" calcext:value-type="currency">
            <text:p>£20.28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Torque Nut 1</text:p>
          </table:table-cell>
          <table:table-cell table:style-name="ce23" office:value-type="string" calcext:value-type="string">
            <text:p>A1741</text:p>
          </table:table-cell>
          <table:table-cell table:style-name="ce25" office:value-type="string" calcext:value-type="string">
            <text:p>5031290197571</text:p>
          </table:table-cell>
          <table:table-cell table:style-name="ce28" office:value-type="currency" office:currency="GBP" office:value="8.89" calcext:value-type="currency">
            <text:p>£8.89</text:p>
          </table:table-cell>
          <table:table-cell table:style-name="ce28" office:value-type="currency" office:currency="GBP" office:value="16" calcext:value-type="currency">
            <text:p>£16.00</text:p>
          </table:table-cell>
          <table:table-cell table:style-name="ce29" office:value-type="float" office:value="1" calcext:value-type="float">
            <text:p>1</text:p>
          </table:table-cell>
          <table:table-cell table:formula="of:=[.D29]*[.F29]" office:value-type="currency" office:currency="GBP" office:value="8.89" calcext:value-type="currency">
            <text:p>£8.89</text:p>
          </table:table-cell>
          <table:table-cell table:style-name="ce29" table:number-columns-repeated="2"/>
          <table:table-cell table:style-name="ce29" office:value-type="string" calcext:value-type="string">
            <text:p>Heinrick may have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Torque Nut 4</text:p>
          </table:table-cell>
          <table:table-cell table:style-name="ce23" office:value-type="string" calcext:value-type="string">
            <text:p>A1744</text:p>
          </table:table-cell>
          <table:table-cell table:style-name="ce25" office:value-type="string" calcext:value-type="string">
            <text:p>5031290197601</text:p>
          </table:table-cell>
          <table:table-cell table:style-name="ce28" office:value-type="currency" office:currency="GBP" office:value="8.89" calcext:value-type="currency">
            <text:p>£8.89</text:p>
          </table:table-cell>
          <table:table-cell table:style-name="ce28" office:value-type="currency" office:currency="GBP" office:value="16" calcext:value-type="currency">
            <text:p>£16.00</text:p>
          </table:table-cell>
          <table:table-cell table:style-name="ce29" office:value-type="float" office:value="1" calcext:value-type="float">
            <text:p>1</text:p>
          </table:table-cell>
          <table:table-cell table:formula="of:=[.D30]*[.F30]" office:value-type="currency" office:currency="GBP" office:value="8.89" calcext:value-type="currency">
            <text:p>£8.89</text:p>
          </table:table-cell>
          <table:table-cell table:style-name="ce29" table:number-columns-repeated="3"/>
          <table:table-cell table:number-columns-repeated="1014"/>
        </table:table-row>
        <table:table-row table:style-name="ro1">
          <table:table-cell table:style-name="ce18" office:value-type="string" calcext:value-type="string">
            <text:p>Dragon 2 size 5</text:p>
          </table:table-cell>
          <table:table-cell table:style-name="ce22" office:value-type="string" calcext:value-type="string">
            <text:p>A7355A</text:p>
          </table:table-cell>
          <table:table-cell table:style-name="ce24" office:value-type="string" calcext:value-type="string">
            <text:p>5031290210010</text:p>
          </table:table-cell>
          <table:table-cell table:style-name="ce26" office:value-type="currency" office:currency="GBP" office:value="40.56" calcext:value-type="currency">
            <text:p>£40.56</text:p>
          </table:table-cell>
          <table:table-cell table:style-name="ce26" office:value-type="currency" office:currency="GBP" office:value="73" calcext:value-type="currency">
            <text:p>£73.00</text:p>
          </table:table-cell>
          <table:table-cell office:value-type="float" office:value="1" calcext:value-type="float">
            <text:p>1</text:p>
          </table:table-cell>
          <table:table-cell table:formula="of:=[.D31]*[.F31]" office:value-type="currency" office:currency="GBP" office:value="40.56" calcext:value-type="currency">
            <text:p>£40.56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Pivot - Blue</text:p>
          </table:table-cell>
          <table:table-cell table:style-name="ce22" office:value-type="string" calcext:value-type="string">
            <text:p>A1160BL</text:p>
          </table:table-cell>
          <table:table-cell table:style-name="ce24" office:value-type="string" calcext:value-type="string">
            <text:p>5031290208710</text:p>
          </table:table-cell>
          <table:table-cell table:style-name="ce26" office:value-type="currency" office:currency="GBP" office:value="18.06" calcext:value-type="currency">
            <text:p>£18.06</text:p>
          </table:table-cell>
          <table:table-cell table:style-name="ce26" office:value-type="currency" office:currency="GBP" office:value="32.5" calcext:value-type="currency">
            <text:p>£32.50</text:p>
          </table:table-cell>
          <table:table-cell office:value-type="float" office:value="1" calcext:value-type="float">
            <text:p>1</text:p>
          </table:table-cell>
          <table:table-cell table:formula="of:=[.D32]*[.F32]" office:value-type="currency" office:currency="GBP" office:value="18.06" calcext:value-type="currency">
            <text:p>£18.06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he Bug</text:p>
          </table:table-cell>
          <table:table-cell table:style-name="ce22" office:value-type="string" calcext:value-type="string">
            <text:p>A1180</text:p>
          </table:table-cell>
          <table:table-cell table:style-name="ce24" office:value-type="string" calcext:value-type="string">
            <text:p>5031290101134</text:p>
          </table:table-cell>
          <table:table-cell table:style-name="ce26" office:value-type="currency" office:currency="GBP" office:value="6.94" calcext:value-type="currency">
            <text:p>£6.94</text:p>
          </table:table-cell>
          <table:table-cell table:style-name="ce26" office:value-type="currency" office:currency="GBP" office:value="12.5" calcext:value-type="currency">
            <text:p>£12.50</text:p>
          </table:table-cell>
          <table:table-cell office:value-type="float" office:value="1" calcext:value-type="float">
            <text:p>1</text:p>
          </table:table-cell>
          <table:table-cell table:formula="of:=[.D33]*[.F33]" office:value-type="currency" office:currency="GBP" office:value="6.94" calcext:value-type="currency">
            <text:p>£6.94</text:p>
          </table:table-cell>
          <table:table-cell/>
          <table:table-cell table:style-name="ce30" table:formula="of:=[.G26]+[.G27]+[.G28]+[.G29]+[.G30]+[.G31]+[.I34]+[.G32]+[.G33]" office:value-type="currency" office:currency="GBP" office:value="113.62" calcext:value-type="currency">
            <text:p>£113.6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>
            <text:p>Rope</text:p>
          </table:table-cell>
          <table:table-cell table:number-columns-repeated="1023"/>
        </table:table-row>
        <table:table-row table:style-name="ro4">
          <table:table-cell table:style-name="ce18" office:value-type="string" calcext:value-type="string">
            <text:p>Worksafe 11mm, 50m</text:p>
          </table:table-cell>
          <table:table-cell table:style-name="ce22" office:value-type="string" calcext:value-type="string">
            <text:p>RP901WI-50</text:p>
          </table:table-cell>
          <table:table-cell table:style-name="ce24" office:value-type="string" calcext:value-type="string">
            <text:p>5031290203913</text:p>
          </table:table-cell>
          <table:table-cell table:style-name="ce26" office:value-type="currency" office:currency="GBP" office:value="52.5" calcext:value-type="currency">
            <text:p>£52.50</text:p>
          </table:table-cell>
          <table:table-cell table:style-name="ce26" office:value-type="currency" office:currency="GBP" office:value="105" calcext:value-type="currency">
            <text:p>£105.00</text:p>
          </table:table-cell>
          <table:table-cell office:value-type="float" office:value="3" calcext:value-type="float">
            <text:p>3</text:p>
          </table:table-cell>
          <table:table-cell table:formula="of:=[.D36]*[.F36]" office:value-type="currency" office:currency="GBP" office:value="157.5" calcext:value-type="currency">
            <text:p>£157.50</text:p>
          </table:table-cell>
          <table:table-cell/>
          <table:table-cell table:style-name="ce27" table:formula="of:=[.G36]" office:value-type="currency" office:currency="GBP" office:value="157.5" calcext:value-type="currency">
            <text:p>£157.50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2"/>
          <table:table-cell table:style-name="ce24"/>
          <table:table-cell table:style-name="ce26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Harness</text:p>
          </table:table-cell>
          <table:table-cell table:style-name="ce22"/>
          <table:table-cell table:style-name="ce24"/>
          <table:table-cell table:style-name="ce26" table:number-columns-repeated="2"/>
          <table:table-cell table:number-columns-repeated="1019"/>
        </table:table-row>
        <table:table-row table:style-name="ro4">
          <table:table-cell table:style-name="ce18" office:value-type="string" calcext:value-type="string">
            <text:p>Brenin - Standard</text:p>
          </table:table-cell>
          <table:table-cell table:style-name="ce22" office:value-type="string" calcext:value-type="string">
            <text:p>BRENIN</text:p>
          </table:table-cell>
          <table:table-cell table:style-name="ce24" office:value-type="string" calcext:value-type="string">
            <text:p>5031290192705</text:p>
          </table:table-cell>
          <table:table-cell table:style-name="ce26" office:value-type="currency" office:currency="GBP" office:value="26.11" calcext:value-type="currency">
            <text:p>£26.11</text:p>
          </table:table-cell>
          <table:table-cell table:style-name="ce26" office:value-type="currency" office:currency="GBP" office:value="47" calcext:value-type="currency">
            <text:p>£47.00</text:p>
          </table:table-cell>
          <table:table-cell office:value-type="float" office:value="7" calcext:value-type="float">
            <text:p>7</text:p>
          </table:table-cell>
          <table:table-cell table:formula="of:=[.D39]*[.F39]" office:value-type="currency" office:currency="GBP" office:value="182.77" calcext:value-type="currency">
            <text:p>£182.77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Brenin - XL</text:p>
          </table:table-cell>
          <table:table-cell table:style-name="ce22" office:value-type="string" calcext:value-type="string">
            <text:p>BRENINXL</text:p>
          </table:table-cell>
          <table:table-cell table:style-name="ce24" office:value-type="string" calcext:value-type="string">
            <text:p>5031290197038</text:p>
          </table:table-cell>
          <table:table-cell table:style-name="ce26" office:value-type="currency" office:currency="GBP" office:value="26.11" calcext:value-type="currency">
            <text:p>£26.11</text:p>
          </table:table-cell>
          <table:table-cell table:style-name="ce26" office:value-type="currency" office:currency="GBP" office:value="47" calcext:value-type="currency">
            <text:p>£47.00</text:p>
          </table:table-cell>
          <table:table-cell office:value-type="float" office:value="7" calcext:value-type="float">
            <text:p>7</text:p>
          </table:table-cell>
          <table:table-cell table:formula="of:=[.D40]*[.F40]" office:value-type="currency" office:currency="GBP" office:value="182.77" calcext:value-type="currency">
            <text:p>£182.77</text:p>
          </table:table-cell>
          <table:table-cell/>
          <table:table-cell table:style-name="ce30" table:formula="of:=[.G39]+[.G40]" office:value-type="currency" office:currency="GBP" office:value="365.54" calcext:value-type="currency">
            <text:p>£365.54</text:p>
          </table:table-cell>
          <table:table-cell table:number-columns-repeated="1015"/>
        </table:table-row>
        <table:table-row table:style-name="ro2">
          <table:table-cell table:style-name="ce17"/>
          <table:table-cell table:number-columns-repeated="1023"/>
        </table:table-row>
        <table:table-row table:style-name="ro2">
          <table:table-cell table:number-columns-repeated="4"/>
          <table:table-cell table:style-name="ce17" office:value-type="string" calcext:value-type="string">
            <text:p>Total</text:p>
          </table:table-cell>
          <table:table-cell/>
          <table:table-cell table:formula="of:=SUM([.G5:.G40])" office:value-type="currency" office:currency="GBP" office:value="1158.8" calcext:value-type="currency">
            <text:p>£1,158.80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office:value-type="string" calcext:value-type="string">
            <text:p>Essential total</text:p>
          </table:table-cell>
          <table:table-cell/>
          <table:table-cell table:formula="of:=[.I40]+[.I36]+[.I33]" office:value-type="currency" office:currency="GBP" office:value="636.66" calcext:value-type="currency">
            <text:p>£636.66</text:p>
          </table:table-cell>
          <table:table-cell office:value-type="string" calcext:value-type="string">
            <text:p>(Ropes, harnesses, Missing kit)</text:p>
          </table:table-cell>
          <table:table-cell table:number-columns-repeated="1016"/>
        </table:table-row>
        <table:table-row table:style-name="ro5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dittional_Kit" table:style-name="ta1">
        <table:table-column table:style-name="co1" table:number-columns-repeated="6" table:default-cell-style-name="ce1"/>
        <table:table-column table:style-name="co1" table:default-cell-style-name="ce12"/>
        <table:table-column table:style-name="co2" table:number-columns-repeated="1017" table:default-cell-style-name="ce1"/>
        <table:table-row table:style-name="ro1">
          <table:table-cell office:value-type="string" calcext:value-type="string">
            <text:p>Additional kit for rigging soundness</text:p>
          </table:table-cell>
          <table:table-cell table:number-columns-repeated="4"/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Boa HMS Screwgate - Colour 3 Pack</text:p>
          </table:table-cell>
          <table:table-cell table:style-name="ce7" office:value-type="string" calcext:value-type="string">
            <text:p>A892-P3</text:p>
          </table:table-cell>
          <table:table-cell table:style-name="ce9" office:value-type="string" calcext:value-type="string">
            <text:p>5031290202718</text:p>
          </table:table-cell>
          <table:table-cell table:style-name="ce11" office:value-type="currency" office:currency="GBP" office:value="20.28" calcext:value-type="currency">
            <text:p>£20.28</text:p>
          </table:table-cell>
          <table:table-cell table:style-name="ce11" office:value-type="currency" office:currency="GBP" office:value="36.5" calcext:value-type="currency">
            <text:p>£36.50</text:p>
          </table:table-cell>
          <table:table-cell office:value-type="float" office:value="2" calcext:value-type="float">
            <text:p>2</text:p>
          </table:table-cell>
          <table:table-cell table:formula="of:=[.F3]*[.D3]" office:value-type="currency" office:currency="GBP" office:value="40.56" calcext:value-type="currency">
            <text:p>£40.56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Shadow Screwgate - Colour 3 Pack</text:p>
          </table:table-cell>
          <table:table-cell table:style-name="ce7" office:value-type="string" calcext:value-type="string">
            <text:p>A302-P3</text:p>
          </table:table-cell>
          <table:table-cell table:style-name="ce9" office:value-type="string" calcext:value-type="string">
            <text:p>5031290202350</text:p>
          </table:table-cell>
          <table:table-cell table:style-name="ce11" office:value-type="currency" office:currency="GBP" office:value="17.5" calcext:value-type="currency">
            <text:p>£17.50</text:p>
          </table:table-cell>
          <table:table-cell table:style-name="ce11" office:value-type="currency" office:currency="GBP" office:value="31.5" calcext:value-type="currency">
            <text:p>£31.50</text:p>
          </table:table-cell>
          <table:table-cell office:value-type="float" office:value="3" calcext:value-type="float">
            <text:p>3</text:p>
          </table:table-cell>
          <table:table-cell table:formula="of:=[.F4]*[.D4]" office:value-type="currency" office:currency="GBP" office:value="52.5" calcext:value-type="currency">
            <text:p>£52.5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Sentinel HMS Screwgate - 2 Pack</text:p>
          </table:table-cell>
          <table:table-cell table:style-name="ce7" office:value-type="string" calcext:value-type="string">
            <text:p>A262-P2</text:p>
          </table:table-cell>
          <table:table-cell table:style-name="ce9" office:value-type="string" calcext:value-type="string">
            <text:p>5031290201766</text:p>
          </table:table-cell>
          <table:table-cell table:style-name="ce11" office:value-type="currency" office:currency="GBP" office:value="11.11" calcext:value-type="currency">
            <text:p>£11.11</text:p>
          </table:table-cell>
          <table:table-cell table:style-name="ce11" office:value-type="currency" office:currency="GBP" office:value="20" calcext:value-type="currency">
            <text:p>£20.00</text:p>
          </table:table-cell>
          <table:table-cell office:value-type="float" office:value="2" calcext:value-type="float">
            <text:p>2</text:p>
          </table:table-cell>
          <table:table-cell table:formula="of:=[.F5]*[.D5]" office:value-type="currency" office:currency="GBP" office:value="22.22" calcext:value-type="currency">
            <text:p>£22.22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Aero Straight - 5 Pack</text:p>
          </table:table-cell>
          <table:table-cell table:style-name="ce7" office:value-type="string" calcext:value-type="string">
            <text:p>A221-P5</text:p>
          </table:table-cell>
          <table:table-cell table:style-name="ce9" office:value-type="string" calcext:value-type="string">
            <text:p>5031290198387</text:p>
          </table:table-cell>
          <table:table-cell table:style-name="ce11" office:value-type="currency" office:currency="GBP" office:value="17.5" calcext:value-type="currency">
            <text:p>£17.50</text:p>
          </table:table-cell>
          <table:table-cell table:style-name="ce11" office:value-type="currency" office:currency="GBP" office:value="31.5" calcext:value-type="currency">
            <text:p>£31.50</text:p>
          </table:table-cell>
          <table:table-cell office:value-type="float" office:value="1" calcext:value-type="float">
            <text:p>1</text:p>
          </table:table-cell>
          <table:table-cell table:formula="of:=[.F6]*[.D6]" office:value-type="currency" office:currency="GBP" office:value="17.5" calcext:value-type="currency">
            <text:p>£17.50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2" office:value-type="string" calcext:value-type="string">
            <text:p>Total</text:p>
          </table:table-cell>
          <table:table-cell table:formula="of:=SUM([.G3:.G6])" office:value-type="currency" office:currency="GBP" office:value="132.78" calcext:value-type="currency">
            <text:p>£132.78</text:p>
          </table:table-cell>
          <table:table-cell table:number-columns-repeated="1017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tores_Kit_List" table:style-name="ta1">
        <table:table-column table:style-name="co3" table:default-cell-style-name="ce1"/>
        <table:table-column table:style-name="co1" table:number-columns-repeated="4" table:default-cell-style-name="ce1"/>
        <table:table-column table:style-name="co2" table:number-columns-repeated="1019" table:default-cell-style-name="ce1"/>
        <table:table-row table:style-name="ro1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Details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 Rack kit list</text:p>
          </table:table-cell>
          <table:table-cell/>
          <table:table-cell office:value-type="string" calcext:value-type="string">
            <text:p>60cm q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400cm slin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3 x bo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ize 1 he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ize 4 he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ize 5 cam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 x bug bela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 x pivot bela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ynamic Ro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ic Rop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pe Protectors</text:p>
          </table:table-cell>
          <table:table-cell table:style-name="ce14"/>
          <table:table-cell office:value-type="string" calcext:value-type="string">
            <text:p>Possibly 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ssory Cor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m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nesses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ck_Kit_List" table:style-name="ta1">
        <table:table-column table:style-name="co1" table:number-columns-repeated="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Rack Kit 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Quantit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QD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por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2cm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8c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linge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2c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8cm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5cm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60cm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ling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60c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20cm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40c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400c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crew gate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lack Diamond HM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o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nap gate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Hex</text:p>
          </table:table-cell>
          <table:table-cell table:style-name="ce16" office:value-type="string" calcext:value-type="string">
            <text:p>1 – 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m</text:p>
          </table:table-cell>
          <table:table-cell office:value-type="string" calcext:value-type="string">
            <text:p>0.0 – 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uts</text:p>
          </table:table-cell>
          <table:table-cell table:style-name="ce16" office:value-type="string" calcext:value-type="string">
            <text:p>1 – 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7 – 1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ffsets</text:p>
          </table:table-cell>
          <table:table-cell office:value-type="string" calcext:value-type="string">
            <text:p>7 – 1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Nut K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lay</text:p>
          </table:table-cell>
          <table:table-cell office:value-type="string" calcext:value-type="string">
            <text:p>Bu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ivo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ig 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Hand Ascen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MM Budd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andolei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" svg:font-family="Interstate-Light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10">
      <number:currency-symbol>£</number:currency-symbol>
      <number:number number:decimal-places="2" number:min-integer-digits="1" number:grouping="true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11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11" number:language="en" number:country="GB">
      <style:text-properties fo:color="#ff0000"/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16:14:12.694962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creation-date>2016-11-25T14:20:21Z</meta:creation-date>
    <dc:date>2016-11-25T16:28:51.240191943</dc:date>
    <meta:editing-cycles>3</meta:editing-cycles>
    <meta:editing-duration>PT24M32S</meta:editing-duration>
    <meta:document-statistic meta:table-count="4" meta:cell-count="309" meta:object-count="0"/>
  </office:meta>
</office:document-meta>
</file>